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a6da2" officeooo:paragraph-rsid="003a6da2"/>
    </style:style>
    <style:style style:name="P2" style:family="paragraph" style:parent-style-name="Text_20_body">
      <style:text-properties officeooo:rsid="004cc196" officeooo:paragraph-rsid="004cc196"/>
    </style:style>
    <style:style style:name="P3" style:family="paragraph" style:parent-style-name="Text_20_body">
      <style:text-properties officeooo:rsid="004e1c14" officeooo:paragraph-rsid="004e1c14"/>
    </style:style>
    <style:style style:name="P4" style:family="paragraph" style:parent-style-name="Text_20_body">
      <style:text-properties officeooo:rsid="0053e6a7" officeooo:paragraph-rsid="0053e6a7"/>
    </style:style>
    <style:style style:name="P5" style:family="paragraph" style:parent-style-name="Text_20_body">
      <style:text-properties officeooo:rsid="0053f1d9" officeooo:paragraph-rsid="0053f1d9"/>
    </style:style>
    <style:style style:name="P6" style:family="paragraph" style:parent-style-name="Text_20_body">
      <style:text-properties officeooo:rsid="005bfb42" officeooo:paragraph-rsid="005bfb42"/>
    </style:style>
    <style:style style:name="P7" style:family="paragraph" style:parent-style-name="Text_20_body">
      <style:text-properties officeooo:rsid="005d2c96" officeooo:paragraph-rsid="005d2c96"/>
    </style:style>
    <style:style style:name="P8" style:family="paragraph" style:parent-style-name="Text_20_body">
      <style:text-properties officeooo:rsid="00603a81" officeooo:paragraph-rsid="00603a81"/>
    </style:style>
    <style:style style:name="P9" style:family="paragraph" style:parent-style-name="Text_20_body">
      <style:text-properties officeooo:rsid="00656a9e" officeooo:paragraph-rsid="00656a9e"/>
    </style:style>
    <style:style style:name="P10" style:family="paragraph" style:parent-style-name="Text_20_body">
      <style:text-properties officeooo:rsid="0066fb8b" officeooo:paragraph-rsid="0066fb8b"/>
    </style:style>
    <style:style style:name="P11" style:family="paragraph" style:parent-style-name="Text_20_body">
      <style:text-properties officeooo:rsid="0066fb8b" officeooo:paragraph-rsid="006845e7"/>
    </style:style>
    <style:style style:name="P12" style:family="paragraph" style:parent-style-name="Text_20_body">
      <style:text-properties officeooo:rsid="00691063" officeooo:paragraph-rsid="00691063"/>
    </style:style>
    <style:style style:name="P13" style:family="paragraph" style:parent-style-name="Text_20_body">
      <style:text-properties officeooo:paragraph-rsid="00691063"/>
    </style:style>
    <style:style style:name="P14" style:family="paragraph" style:parent-style-name="Text_20_body">
      <style:text-properties officeooo:rsid="006b00d4" officeooo:paragraph-rsid="006b00d4"/>
    </style:style>
    <style:style style:name="P15" style:family="paragraph" style:parent-style-name="Text_20_body">
      <style:text-properties officeooo:rsid="006e18de" officeooo:paragraph-rsid="006e18de"/>
    </style:style>
    <style:style style:name="P16" style:family="paragraph" style:parent-style-name="Standard">
      <style:text-properties officeooo:rsid="00597cb6" officeooo:paragraph-rsid="00597cb6"/>
    </style:style>
    <style:style style:name="P17" style:family="paragraph" style:parent-style-name="Standard">
      <style:text-properties fo:font-style="normal" officeooo:rsid="00634fed" officeooo:paragraph-rsid="00634fed" style:font-style-asian="normal" style:font-style-complex="normal"/>
    </style:style>
    <style:style style:name="P18" style:family="paragraph" style:parent-style-name="Heading_20_2">
      <style:text-properties officeooo:rsid="0020d064" officeooo:paragraph-rsid="0020d064"/>
    </style:style>
    <style:style style:name="P19" style:family="paragraph" style:parent-style-name="Heading_20_2">
      <style:text-properties officeooo:paragraph-rsid="004f4d75"/>
    </style:style>
    <style:style style:name="P20" style:family="paragraph" style:parent-style-name="Heading_20_2">
      <style:text-properties officeooo:rsid="00480957"/>
    </style:style>
    <style:style style:name="P21" style:family="paragraph" style:parent-style-name="Heading_20_2">
      <style:text-properties officeooo:rsid="0038ad38" officeooo:paragraph-rsid="005bfb42"/>
    </style:style>
    <style:style style:name="P22" style:family="paragraph" style:parent-style-name="Heading_20_2">
      <style:text-properties officeooo:rsid="0038ad38" officeooo:paragraph-rsid="00656a9e"/>
    </style:style>
    <style:style style:name="P23" style:family="paragraph" style:parent-style-name="Text_20_body" style:list-style-name="L1">
      <style:text-properties officeooo:rsid="00277f7b" officeooo:paragraph-rsid="003219be"/>
    </style:style>
    <style:style style:name="P24" style:family="paragraph" style:parent-style-name="Text_20_body">
      <style:text-properties fo:font-style="normal" fo:font-weight="normal" officeooo:rsid="0054faf6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57d449" officeooo:paragraph-rsid="0057d449" style:font-style-asian="normal" style:font-weight-asian="normal" style:font-style-complex="normal" style:font-weight-complex="normal"/>
    </style:style>
    <style:style style:name="P26" style:family="paragraph" style:parent-style-name="Text_20_body" style:list-style-name="L3">
      <style:text-properties fo:font-style="normal" fo:font-weight="normal" officeooo:rsid="005941ec" officeooo:paragraph-rsid="005941ec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4f4d75" officeooo:paragraph-rsid="004f4d75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691063" officeooo:paragraph-rsid="00691063" style:font-style-asian="normal" style:font-weight-asian="normal" style:font-style-complex="normal" style:font-weight-complex="normal"/>
    </style:style>
    <style:style style:name="P29" style:family="paragraph" style:parent-style-name="Text_20_body" style:list-style-name="L3">
      <style:text-properties style:text-underline-style="solid" style:text-underline-width="auto" style:text-underline-color="font-color" officeooo:rsid="00597cb6" officeooo:paragraph-rsid="00597cb6"/>
    </style:style>
    <style:style style:name="P30" style:family="paragraph" style:parent-style-name="Text_20_body" style:list-style-name="L4">
      <style:text-properties officeooo:rsid="005d2c96" officeooo:paragraph-rsid="005d2c96"/>
    </style:style>
    <style:style style:name="P31" style:family="paragraph" style:parent-style-name="Text_20_body" style:list-style-name="L4">
      <style:text-properties fo:font-style="italic" officeooo:rsid="005d2c96" officeooo:paragraph-rsid="005d2c96" style:font-style-asian="italic" style:font-style-complex="italic"/>
    </style:style>
    <style:style style:name="P32" style:family="paragraph" style:parent-style-name="Text_20_body" style:list-style-name="L5">
      <style:text-properties fo:font-style="italic" officeooo:rsid="00656a9e" officeooo:paragraph-rsid="00656a9e" style:font-style-asian="italic" style:font-style-complex="italic"/>
    </style:style>
    <style:style style:name="P33" style:family="paragraph" style:parent-style-name="Text_20_body">
      <style:text-properties fo:font-style="italic" officeooo:rsid="006e18de" officeooo:paragraph-rsid="006e18de" style:font-style-asian="italic" style:font-style-complex="italic"/>
    </style:style>
    <style:style style:name="P34" style:family="paragraph" style:parent-style-name="Text_20_body">
      <style:text-properties officeooo:rsid="006e18de" officeooo:paragraph-rsid="006e18de"/>
    </style:style>
    <style:style style:name="P35" style:family="paragraph" style:parent-style-name="Text_20_body">
      <style:text-properties officeooo:rsid="0071cdec" officeooo:paragraph-rsid="0071cdec"/>
    </style:style>
    <style:style style:name="P36" style:family="paragraph" style:parent-style-name="Standard" style:list-style-name="L2"/>
    <style:style style:name="P37" style:family="paragraph" style:parent-style-name="Standard" style:list-style-name="L3"/>
    <style:style style:name="P38" style:family="paragraph" style:parent-style-name="Standard" style:list-style-name="L3">
      <style:text-properties officeooo:paragraph-rsid="00597cb6"/>
    </style:style>
    <style:style style:name="P39" style:family="paragraph" style:parent-style-name="Standard" style:list-style-name="L3">
      <style:text-properties fo:font-style="italic" style:font-style-asian="italic" style:font-style-complex="italic"/>
    </style:style>
    <style:style style:name="P40" style:family="paragraph" style:parent-style-name="Standard" style:list-style-name="L3">
      <style:text-properties fo:font-style="italic" officeooo:paragraph-rsid="00597cb6" style:font-style-asian="italic" style:font-style-complex="italic"/>
    </style:style>
    <style:style style:name="P41" style:family="paragraph" style:parent-style-name="Standard">
      <style:text-properties fo:font-style="italic" fo:font-weight="normal" officeooo:rsid="005a6ef5" officeooo:paragraph-rsid="00597cb6" style:font-style-asian="italic" style:font-weight-asian="normal" style:font-style-complex="italic" style:font-weight-complex="normal"/>
    </style:style>
    <style:style style:name="P42" style:family="paragraph" style:parent-style-name="Standard" style:list-style-name="L3">
      <style:text-properties fo:font-style="normal" style:text-underline-style="solid" style:text-underline-width="auto" style:text-underline-color="font-color" fo:font-weight="normal" officeooo:rsid="00597cb6" officeooo:paragraph-rsid="00597cb6" style:font-style-asian="normal" style:font-weight-asian="normal" style:font-style-complex="normal" style:font-weight-complex="normal"/>
    </style:style>
    <style:style style:name="P43" style:family="paragraph" style:parent-style-name="Standard" style:list-style-name="L3">
      <style:text-properties officeooo:rsid="00597cb6" officeooo:paragraph-rsid="00597cb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2696" style:font-style-asian="italic" style:font-style-complex="italic"/>
    </style:style>
    <style:style style:name="T3" style:family="text">
      <style:text-properties fo:font-style="italic" officeooo:rsid="006e18de" style:font-style-asian="italic" style:font-style-complex="italic"/>
    </style:style>
    <style:style style:name="T4" style:family="text">
      <style:text-properties fo:font-style="italic" fo:font-weight="normal" officeooo:rsid="005a6ef5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691063" style:font-style-asian="italic" style:font-weight-asian="normal" style:font-style-complex="italic" style:font-weight-complex="normal"/>
    </style:style>
    <style:style style:name="T6" style:family="text">
      <style:text-properties officeooo:rsid="0035a8ac"/>
    </style:style>
    <style:style style:name="T7" style:family="text">
      <style:text-properties officeooo:rsid="0038ad38"/>
    </style:style>
    <style:style style:name="T8" style:family="text">
      <style:text-properties officeooo:rsid="004b0a4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a6ef5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62696" style:font-style-asian="normal" style:font-style-complex="normal"/>
    </style:style>
    <style:style style:name="T13" style:family="text">
      <style:text-properties fo:font-style="normal" officeooo:rsid="006e18de" style:font-style-asian="normal" style:font-style-complex="normal"/>
    </style:style>
    <style:style style:name="T14" style:family="text">
      <style:text-properties fo:font-style="normal" officeooo:rsid="0035a8ac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a6da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4faf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62696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5941e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a6ef5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91063" style:font-style-asian="normal" style:font-weight-asian="normal" style:font-style-complex="normal" style:font-weight-complex="normal"/>
    </style:style>
    <style:style style:name="T22" style:family="text">
      <style:text-properties officeooo:rsid="0052b489"/>
    </style:style>
    <style:style style:name="T23" style:family="text">
      <style:text-properties officeooo:rsid="0054c4f3"/>
    </style:style>
    <style:style style:name="T24" style:family="text">
      <style:text-properties officeooo:rsid="00562696"/>
    </style:style>
    <style:style style:name="T25" style:family="text">
      <style:text-properties officeooo:rsid="00597cb6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05c6a07"/>
    </style:style>
    <style:style style:name="T28" style:family="text">
      <style:text-properties officeooo:rsid="005dd221"/>
    </style:style>
    <style:style style:name="T29" style:family="text">
      <style:text-properties officeooo:rsid="005f946b"/>
    </style:style>
    <style:style style:name="T30" style:family="text">
      <style:text-properties officeooo:rsid="0060e688"/>
    </style:style>
    <style:style style:name="T31" style:family="text">
      <style:text-properties officeooo:rsid="006b00d4"/>
    </style:style>
    <style:style style:name="T32" style:family="text">
      <style:text-properties officeooo:rsid="006e18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7">4</text:span> : <text:span text:style-name="T8">Java et C++</text:span></text:h>
      <text:h text:style-name="P18" text:outline-level="2"/>
      <text:h text:style-name="Heading_20_2" text:outline-level="2"><text:span text:style-name="T7">4</text:span>.1 <text:span text:style-name="T6">Plugin init </text:span><text:span text:style-name="T14">pour Java</text:span></text:h>
      <text:p text:style-name="P1">Utiliser le plugin <text:span text:style-name="T1">init</text:span> pour créer une application Java.</text:p>
      <text:p text:style-name="P1">Observer les fichiers générés</text:p>
      <text:p text:style-name="P2">Visualiser les taches disponibles</text:p>
      <text:p text:style-name="P3">Exécuter l’application Java générée</text:p>
      <text:list xml:id="list4012487590" text:style-name="L1">
        <text:list-header>
          <text:p text:style-name="P23"/>
        </text:list-header>
      </text:list>
      <text:h text:style-name="P19" text:outline-level="2"><text:span text:style-name="T7">4</text:span>.<text:span text:style-name="T23">2</text:span> <text:span text:style-name="T22">Application SpringBoot</text:span></text:h>
      <text:p text:style-name="P4"><text:span text:style-name="T16">C</text:span><text:span text:style-name="T15">réer un nouveau projet Java et reprendre les sources fournis. C’est une application web Java monolithique </text:span><text:span text:style-name="T18">autonome</text:span><text:span text:style-name="T15"> qui utilise le framework SpringBoot.</text:span></text:p>
      <text:p text:style-name="P5"><text:span text:style-name="T17">Le framework</text:span><text:span text:style-name="T15"> fournit 2 plugins :</text:span></text:p>
      <text:list xml:id="list2131474464" text:style-name="L2">
        <text:list-item>
          <text:p text:style-name="P36">org.springframework.boot <text:span text:style-name="T11">: </text:span><text:span text:style-name="T12">Il ajoute principalement une tache bootRun permettant </text:span><text:span text:style-name="T11"><text:s/></text:span><text:span text:style-name="T12">de générer un exécutable qui lance l’application web.</text:span></text:p>
        </text:list-item>
        <text:list-item>
          <text:p text:style-name="P36">io.spring.dependency-management : <text:span text:style-name="T12">Il permet de gérer les versions de toutes les dépendances utilisées par le framework (Equivalent à la balise dependencyManagement de Maven)</text:span></text:p>
        </text:list-item>
      </text:list>
      <text:p text:style-name="Text_20_body"><text:span text:style-name="T17">Appliquer </text:span><text:span text:style-name="T18">ces 2 plugins en indiquant la version </text:span><text:span text:style-name="T1">2.1.3.RELEASE</text:span> <text:span text:style-name="T24">pour </text:span><text:span text:style-name="T2">org.springframework.boot</text:span></text:p>
      <text:p text:style-name="P24"/>
      <text:p text:style-name="P10"><text:span text:style-name="T17">S</text:span><text:span text:style-name="T15">pécifier une propriété groupe et version pour le projet</text:span></text:p>
      <text:p text:style-name="P25">Déclarer ensuite le repository Maven et les dépendances suivantes :</text:p>
      <text:list xml:id="list682031063" text:style-name="L3">
        <text:list-item>
          <text:p text:style-name="P26">Dépendances du framework :</text:p>
          <text:list>
            <text:list-item>
              <text:p text:style-name="P29"><text:span text:style-name="T19">P</text:span><text:span text:style-name="T15">ré-processing des annotations :</text:span></text:p>
              <text:list>
                <text:list-item>
                  <text:p text:style-name="P39">org.springframework.boot:spring-boot-configuration-processor</text:p>
                </text:list-item>
              </text:list>
            </text:list-item>
            <text:list-item>
              <text:p text:style-name="P29"><text:span text:style-name="T19">N</text:span><text:span text:style-name="T15">écessaires pour la compilation :</text:span></text:p>
              <text:list>
                <text:list-item>
                  <text:p text:style-name="P40">org.springframework.boot:spring-boot-starter-data-jpa</text:p>
                </text:list-item>
                <text:list-item>
                  <text:p text:style-name="P40">org.springframework.boot:spring-boot-starter-thymeleaf</text:p>
                </text:list-item>
                <text:list-item>
                  <text:p text:style-name="P40">org.springframework.boot:spring-boot-starter-web</text:p>
                </text:list-item>
                <text:list-item>
                  <text:p text:style-name="P40">org.springframework.boot:spring-boot-starter-securit<text:span text:style-name="T25">y</text:span></text:p>
                </text:list-item>
              </text:list>
            </text:list-item>
            <text:list-item>
              <text:p text:style-name="P42">Test </text:p>
              <text:list>
                <text:list-item>
                  <text:p text:style-name="P40">org.springframework.boot:spring-boot-starter-test</text:p>
                </text:list-item>
                <text:list-item>
                  <text:p text:style-name="P40">org.springframework.security:spring-security-test</text:p>
                </text:list-item>
                <text:list-item>
                  <text:p text:style-name="P40">net.sourceforge.htmlunit:htmlunit</text:p>
                </text:list-item>
              </text:list>
            </text:list-item>
            <text:list-item>
              <text:p text:style-name="P43"><text:span text:style-name="T26">Exécution uniquement</text:span> :</text:p>
              <text:list>
                <text:list-item>
                  <text:p text:style-name="P39">org.springframework.boot:spring-boot-starter-actuator</text:p>
                </text:list-item>
                <text:list-item>
                  <text:p text:style-name="P39">org.springframework.boot:spring-boot-devtools</text:p>
                </text:list-item>
                <text:list-item>
                  <text:p text:style-name="P39">org.hsqldb:hsqldb</text:p>
                  <text:p text:style-name="P38"/>
                </text:list-item>
              </text:list>
            </text:list-item>
          </text:list>
        </text:list-item>
        <text:list-item>
          <text:p text:style-name="P43">Dépendances non gérées par le framework</text:p>
          <text:list>
            <text:list-item>
              <text:p text:style-name="P43"><text:span text:style-name="T26">Pour la compilation</text:span> :</text:p>
              <text:list>
                <text:list-item>
                  <text:p text:style-name="P37"><text:span text:style-name="T1">io.jsonwebtoken:jjwt </text:span><text:span text:style-name="T25">(Trouver une version récente sur Maven Central)</text:span></text:p>
                </text:list-item>
                <text:list-item>
                  <text:p text:style-name="P39"><text:soft-page-break/>io.springfox:springfox-swagger2 :2.9.2</text:p>
                </text:list-item>
              </text:list>
            </text:list-item>
            <text:list-item>
              <text:p text:style-name="P37"><text:span text:style-name="T26">Pour l’exécutio</text:span>n</text:p>
              <text:list>
                <text:list-item>
                  <text:p text:style-name="P39">io.springfox:springfox-swagger-ui :2.9.2</text:p>
                </text:list-item>
                <text:list-item>
                  <text:p text:style-name="P38"><text:span text:style-name="T1">org.webjars:bootstrap:</text:span> <text:s/><text:span text:style-name="T25">(Indiquer une version 4.x)</text:span></text:p>
                </text:list-item>
              </text:list>
            </text:list-item>
          </text:list>
        </text:list-item>
      </text:list>
      <text:p text:style-name="P16"><text:span text:style-name="T15">U</text:span><text:span text:style-name="T20">ne fois indiquer les dépendances, exécuter successivement les tâches </text:span><text:span text:style-name="T4">compile</text:span><text:span text:style-name="T20">, </text:span><text:span text:style-name="T4">test</text:span><text:span text:style-name="T20">, puis </text:span><text:span text:style-name="T4">bootRun</text:span></text:p>
      <text:p text:style-name="P41"/>
      <text:p text:style-name="P17"><text:span text:style-name="T10">E</text:span><text:span text:style-name="T9">xécuter la tâche générant la distribution</text:span></text:p>
      <text:p text:style-name="P27"/>
      <text:h text:style-name="P20" text:outline-level="2"/>
      <text:h text:style-name="P21" text:outline-level="2">4.3 Init pour projets C++</text:h>
      <text:p text:style-name="P6">Créer un répertoire de travail et y exécuter <text:span text:style-name="T1">gradle init</text:span></text:p>
      <text:p text:style-name="P6">Suivre l’assistant pour démarrer un projet de type <text:span text:style-name="T31">Application</text:span> C++</text:p>
      <text:p text:style-name="P6">Visualiser <text:span text:style-name="T27">les fichiers générés :</text:span></text:p>
      <text:list xml:id="list1865096103" text:style-name="L4">
        <text:list-item>
          <text:p text:style-name="P30"><text:span text:style-name="T28">Le </text:span>wrapper</text:p>
        </text:list-item>
        <text:list-item>
          <text:p text:style-name="P31">settings.gradle</text:p>
        </text:list-item>
        <text:list-item>
          <text:p text:style-name="P30"><text:span text:style-name="T1">build.gradle </text:span>: plugins utilisés <text:span text:style-name="T29">et machine cible</text:span></text:p>
        </text:list-item>
        <text:list-item>
          <text:p text:style-name="P30">la structure du projet</text:p>
        </text:list-item>
      </text:list>
      <text:p text:style-name="P7"/>
      <text:p text:style-name="P8"><text:span text:style-name="T30">Visualiser les tâches disponibles et </text:span>Exécuter un build</text:p>
      <text:p text:style-name="P8"/>
      <text:p text:style-name="P14">Refaire la même chose pour une librairie C++</text:p>
      <text:p text:style-name="P8"/>
      <text:h text:style-name="P22" text:outline-level="2">4.4 Projet Librairie C++</text:h>
      <text:p text:style-name="P9">Récupérer les sources fournis</text:p>
      <text:p text:style-name="P9">Mettre au point le fichier Gradle pour appliquer les plugins :</text:p>
      <text:list xml:id="list2263964477" text:style-name="L5">
        <text:list-item>
          <text:p text:style-name="P32">cpp-library</text:p>
        </text:list-item>
        <text:list-item>
          <text:p text:style-name="P32">cpp-unit-test</text:p>
        </text:list-item>
        <text:list-item>
          <text:p text:style-name="P32">maven-publish</text:p>
        </text:list-item>
      </text:list>
      <text:p text:style-name="P9">Définit plusieurs machines cibles pour cette librairie.</text:p>
      <text:p text:style-name="P11"><text:span text:style-name="T17">S</text:span><text:span text:style-name="T15">pécifier une propriété groupe et version pour le projet</text:span></text:p>
      <text:p text:style-name="P13"><text:span text:style-name="T21">Les fichiers de test dépendent de la librairie :<text:line-break/></text:span><text:span text:style-name="T5">org.gradle.cpp-samples:googletest:1.9.0-gr4-SNAPSHOT</text:span><text:span text:style-name="T21"> <text:line-break/>présent dans le dépôt Maven</text:span> : <text:line-break/><text:a xlink:type="simple" xlink:href="https://repo.gradle.org/gradle/libs-snapshots-local/" text:style-name="Internet_20_link" text:visited-style-name="Visited_20_Internet_20_Link">https://repo.gradle.org/gradle/libs-snapshots-local/</text:a></text:p>
      <text:p text:style-name="P12">Indiquer cette dépendance dans <text:span text:style-name="T1">build.gradle</text:span></text:p>
      <text:p text:style-name="P15"><text:span text:style-name="T11">Essayer d’exécuter la tâche</text:span><text:span text:style-name="T1"> test</text:span></text:p>
      <text:p text:style-name="Text_20_body"><text:span text:style-name="T13">Les tests utilisent la librairie </text:span><text:span text:style-name="T3">pthread</text:span><text:span text:style-name="T13"> qui nécessite l’option</text:span><text:span text:style-name="T3"> -</text:span><text:span text:style-name="T1">lpthread</text:span> <text:span text:style-name="T32">lors de la phase de link.</text:span></text:p>
      <text:p text:style-name="P15">Configurer cette option pour les variantes correspondant à une machine Linux utilisant <text:span text:style-name="T1">gcc</text:span> </text:p>
      <text:p text:style-name="P35"><text:soft-page-break/>Définir un dépôt Maven local et publier vers ce dépôt, regarder les méta-données associées</text:p>
      <text:p text:style-name="P33"><text:s/></text:p>
      <text:p text:style-name="P2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1-21T11:42:06.086029212</dc:date>
    <meta:editing-duration>PT16H57M3S</meta:editing-duration>
    <meta:editing-cycles>91</meta:editing-cycles>
    <meta:generator>LibreOffice/6.0.7.3$Linux_X86_64 LibreOffice_project/00m0$Build-3</meta:generator>
    <meta:document-statistic meta:table-count="0" meta:image-count="0" meta:object-count="0" meta:page-count="3" meta:paragraph-count="67" meta:word-count="410" meta:character-count="3183" meta:non-whitespace-character-count="2862"/>
  </office:meta>
</office:document-meta>
</file>